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000000" style:font-name="Liberation Serif" fo:font-size="14pt" fo:font-style="normal" style:text-underline-style="none" fo:font-weight="normal" officeooo:rsid="000a04f3" officeooo:paragraph-rsid="000fbd03" style:font-size-asian="14pt" style:font-style-asian="normal" style:font-weight-asian="normal" style:font-size-complex="14pt" style:font-style-complex="normal" style:font-weight-complex="normal"/>
    </style:style>
    <style:style style:name="T1" style:family="text">
      <style:text-properties fo:color="#0000ff" style:font-name="arial" fo:font-size="10pt" style:text-underline-style="solid" style:text-underline-width="auto" style:text-underline-color="font-color" fo:font-weight="bold"/>
    </style:style>
    <style:style style:name="T2" style:family="text">
      <style:text-properties fo:color="#0000ff" style:font-name="arial" style:text-underline-style="solid" style:text-underline-width="auto" style:text-underline-color="font-color" fo:font-weight="bold"/>
    </style:style>
    <style:style style:name="T3" style:family="text">
      <style:text-properties fo:color="#0000ff" style:font-name="arial" fo:font-size="16pt" style:text-underline-style="solid" style:text-underline-width="auto" style:text-underline-color="font-color" fo:font-weight="bold" style:font-size-asian="16pt" style:font-size-complex="16pt"/>
    </style:style>
    <style:style style:name="T4" style:family="text">
      <style:text-properties fo:color="#0000ff" fo:font-size="16pt" style:text-underline-style="solid" style:text-underline-width="auto" style:text-underline-color="font-color" fo:font-weight="bold" style:font-size-asian="16pt" style:font-size-complex="16pt"/>
    </style:style>
    <style:style style:name="T5" style:family="text">
      <style:text-properties fo:color="#0000ff" style:font-name="Liberation Serif" fo:font-size="16pt" style:text-underline-style="solid" style:text-underline-width="auto" style:text-underline-color="font-color" fo:font-weight="bold" style:font-size-asian="16pt" style:font-size-complex="16pt"/>
    </style:style>
    <style:style style:name="T6" style:family="text">
      <style:text-properties style:font-name="arial"/>
    </style:style>
    <style:style style:name="T7" style:family="text">
      <style:text-properties style:font-name="arial" fo:font-size="10pt"/>
    </style:style>
    <style:style style:name="T8" style:family="text">
      <style:text-properties style:font-name="arial" fo:font-size="16pt" style:font-size-asian="16pt" style:font-size-complex="16pt"/>
    </style:style>
    <style:style style:name="T9" style:family="text">
      <style:text-properties fo:font-size="16pt" style:font-size-asian="16pt" style:font-size-complex="16pt"/>
    </style:style>
    <style:style style:name="T10" style:family="text">
      <style:text-properties style:font-name="Liberation Serif" fo:font-size="16pt" style:font-size-asian="16pt" style:font-size-complex="1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0">Why I have decided to learn to program. Hi, my name is Herve I am a 26-year-old, I grew up in the beautiful land of Cape Town South Africa. I had the car accident that left me paralysed from the neck down when I was 16 and had just finished grade 10 at the time this was around the end of 2010, me and my family came to France in July 2011. there are three things I loved back then that I still do to this day that being sport, technology and cars. These past few years I've had a lot of free time on my hands, so I thought why not pursue one of these three things I like and take it seriously I have enough time after all.<text:line-break/><text:line-break/>One day I was surfing the net like I usually do but this time I was looking for ways to fill my days productively learning a new skill or something of the like and one of the things I came across was coding via </text:span><text:a xlink:type="simple" xlink:href="http://theodinproject.com/" office:target-frame-name="_blank" xlink:show="new" text:style-name="Internet_20_link" text:visited-style-name="Visited_20_Internet_20_Link"><text:span text:style-name="T5">theodinproject.com</text:span></text:a><text:span text:style-name="T10"> and I said to myself why not. I started in May of 2020 but I stopped in July and almost gave up but I got together all the motivation I had left and started again in November and I have been enjoying it since. I want to be fully mentally invested in the world of Full Stack Web Development within the next 12 months. The big one I want to be able to make a website for the business me and my dad want to start.<text:line-break/><text:line-break/>One of the things they tell us at </text:span><text:a xlink:type="simple" xlink:href="http://theodinproject.com/" office:target-frame-name="_blank" xlink:show="new" text:style-name="Internet_20_link" text:visited-style-name="Visited_20_Internet_20_Link"><text:span text:style-name="T5">theodinproject.com</text:span></text:a><text:span text:style-name="T10">  is to find people who are already in the IT world who can help you out when you get stuck to give you positive feedback when you on the right track and so on, there are online forums but nothing beats real-life people. So I'm reaching out and trying to find a mentor who can help me out in that regard. I appreciate all the help thanks.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08T12:36:41.987827426</meta:creation-date>
    <meta:generator>LibreOffice/6.4.5.2$Windows_X86_64 LibreOffice_project/a726b36747cf2001e06b58ad5db1aa3a9a1872d6</meta:generator>
    <dc:date>2021-02-09T13:31:34.913000000</dc:date>
    <meta:editing-duration>PT21M</meta:editing-duration>
    <meta:editing-cycles>4</meta:editing-cycles>
    <meta:document-statistic meta:table-count="0" meta:image-count="0" meta:object-count="0" meta:page-count="1" meta:paragraph-count="1" meta:word-count="337" meta:character-count="1658" meta:non-whitespace-character-count="1318"/>
  </office:meta>
</office:document-meta>
</file>